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0892" officeooo:paragraph-rsid="001f0892"/>
    </style:style>
    <style:style style:name="P2" style:family="paragraph" style:parent-style-name="Standard">
      <style:text-properties officeooo:rsid="002106c3" officeooo:paragraph-rsid="002106c3"/>
    </style:style>
    <style:style style:name="P3" style:family="paragraph" style:parent-style-name="Standard">
      <style:text-properties officeooo:rsid="0021878a" officeooo:paragraph-rsid="0021878a"/>
    </style:style>
    <style:style style:name="P4" style:family="paragraph" style:parent-style-name="Standard">
      <style:text-properties officeooo:rsid="0021878a" officeooo:paragraph-rsid="00232d0a"/>
    </style:style>
    <style:style style:name="P5" style:family="paragraph" style:parent-style-name="Standard">
      <style:text-properties officeooo:rsid="002389ef" officeooo:paragraph-rsid="002389ef"/>
    </style:style>
    <style:style style:name="P6" style:family="paragraph" style:parent-style-name="Standard">
      <style:text-properties officeooo:rsid="00255f04" officeooo:paragraph-rsid="00255f04"/>
    </style:style>
    <style:style style:name="P7" style:family="paragraph" style:parent-style-name="Standard">
      <style:text-properties officeooo:rsid="00275737" officeooo:paragraph-rsid="00275737"/>
    </style:style>
    <style:style style:name="P8" style:family="paragraph" style:parent-style-name="Standard">
      <style:text-properties officeooo:rsid="0028c65d" officeooo:paragraph-rsid="0028c65d"/>
    </style:style>
    <style:style style:name="P9" style:family="paragraph" style:parent-style-name="Standard">
      <style:text-properties officeooo:rsid="0029eaae" officeooo:paragraph-rsid="0029eaae"/>
    </style:style>
    <style:style style:name="P10" style:family="paragraph" style:parent-style-name="Standard">
      <style:text-properties officeooo:rsid="002a708f" officeooo:paragraph-rsid="002a708f"/>
    </style:style>
    <style:style style:name="P11" style:family="paragraph" style:parent-style-name="Standard">
      <style:text-properties officeooo:rsid="002bd298" officeooo:paragraph-rsid="002bd298"/>
    </style:style>
    <style:style style:name="P12" style:family="paragraph" style:parent-style-name="Standard">
      <style:text-properties officeooo:rsid="002dec2b" officeooo:paragraph-rsid="002dec2b"/>
    </style:style>
    <style:style style:name="P13" style:family="paragraph" style:parent-style-name="Standard">
      <style:text-properties officeooo:rsid="002f456f" officeooo:paragraph-rsid="002f456f"/>
    </style:style>
    <style:style style:name="P14" style:family="paragraph" style:parent-style-name="Standard">
      <style:text-properties officeooo:rsid="00307754" officeooo:paragraph-rsid="00307754"/>
    </style:style>
    <style:style style:name="P15" style:family="paragraph" style:parent-style-name="Standard">
      <style:text-properties officeooo:rsid="00338105" officeooo:paragraph-rsid="00338105"/>
    </style:style>
    <style:style style:name="P16" style:family="paragraph" style:parent-style-name="Standard">
      <style:text-properties officeooo:rsid="0036210b" officeooo:paragraph-rsid="0036210b"/>
    </style:style>
    <style:style style:name="P17" style:family="paragraph" style:parent-style-name="Standard">
      <style:text-properties officeooo:rsid="00377284" officeooo:paragraph-rsid="00377284"/>
    </style:style>
    <style:style style:name="P18" style:family="paragraph" style:parent-style-name="Standard">
      <style:text-properties officeooo:rsid="003a672a" officeooo:paragraph-rsid="003a672a"/>
    </style:style>
    <style:style style:name="P19" style:family="paragraph" style:parent-style-name="Standard">
      <style:text-properties officeooo:rsid="003a9058" officeooo:paragraph-rsid="003a9058"/>
    </style:style>
    <style:style style:name="P20" style:family="paragraph" style:parent-style-name="Standard">
      <style:text-properties officeooo:rsid="003b56b7" officeooo:paragraph-rsid="003b56b7"/>
    </style:style>
    <style:style style:name="T1" style:family="text">
      <style:text-properties officeooo:rsid="001f690b"/>
    </style:style>
    <style:style style:name="T2" style:family="text">
      <style:text-properties officeooo:rsid="00232d0a"/>
    </style:style>
    <style:style style:name="T3" style:family="text">
      <style:text-properties officeooo:rsid="00246350"/>
    </style:style>
    <style:style style:name="T4" style:family="text">
      <style:text-properties officeooo:rsid="0028ca60"/>
    </style:style>
    <style:style style:name="T5" style:family="text">
      <style:text-properties officeooo:rsid="002cf0ff"/>
    </style:style>
    <style:style style:name="T6" style:family="text">
      <style:text-properties officeooo:rsid="00308ce5"/>
    </style:style>
    <style:style style:name="T7" style:family="text">
      <style:text-properties officeooo:rsid="00359c5f"/>
    </style:style>
    <style:style style:name="T8" style:family="text">
      <style:text-properties officeooo:rsid="0037798d"/>
    </style:style>
    <style:style style:name="T9" style:family="text">
      <style:text-properties officeooo:rsid="00385009"/>
    </style:style>
    <style:style style:name="T10" style:family="text">
      <style:text-properties officeooo:rsid="0038f658"/>
    </style:style>
    <style:style style:name="T11" style:family="text">
      <style:text-properties officeooo:rsid="003a90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ógica digital </text:p>
      <text:p text:style-name="P1"/>
      <text:p text:style-name="P1">módulo 1 </text:p>
      <text:p text:style-name="P1"/>
      <text:p text:style-name="P1">-<text:span text:style-name="T1">As máquinas se comunicam de forma binária(bit 0 e 1).</text:span></text:p>
      <text:p text:style-name="P1"/>
      <text:p text:style-name="P2">operações básicas da álgebra booleana </text:p>
      <text:p text:style-name="P3">portas lógicas e lógica booleana </text:p>
      <text:p text:style-name="P3"/>
      <text:p text:style-name="P4">-<text:span text:style-name="T2">somar, complementar, mover, comparar bits (implementados através de circuitos lógicos ou gates ou portas lógicas)</text:span></text:p>
      <text:p text:style-name="P4"/>
      <text:p text:style-name="P5">lógica booleana </text:p>
      <text:p text:style-name="P5">-<text:span text:style-name="T3">criador = george boole </text:span></text:p>
      <text:p text:style-name="P5">-<text:span text:style-name="T3">a lógica digital é baseada em 1 ou 0, ou sim ou não, ou true ou false </text:span></text:p>
      <text:p text:style-name="P5"/>
      <text:p text:style-name="P6">tabela verdade</text:p>
      <text:p text:style-name="P7">irá conter <text:s/>todas as combinações possíveis das variáveis de entrada de uma determinada função, e como resultado, os valores de saida </text:p>
      <text:p text:style-name="P7"/>
      <text:p text:style-name="P7">operadores e portas lógicas básicas </text:p>
      <text:p text:style-name="P8">portas lógicas </text:p>
      <text:p text:style-name="P8">-<text:span text:style-name="T4">our, and e not </text:span></text:p>
      <text:p text:style-name="P8"/>
      <text:p text:style-name="P9">our→ A ou B (basta um esta 1 ou positivo ou true) só da falso se todos forem falsos</text:p>
      <text:p text:style-name="P9">and→ A e B (precisa estar em 1 <text:span text:style-name="T5">todos </text:span>positivo, ou true) se um der falso, resulta em false </text:p>
      <text:p text:style-name="P9">not→ ele é o inversor, se estiver com 1, vira 0, se não, vice verso </text:p>
      <text:p text:style-name="P9"/>
      <text:p text:style-name="P10">neste caso do OU, o sinal de + significa a operação OU </text:p>
      <text:p text:style-name="P11">neste caso do E, o sinal de . Significa a operação E </text:p>
      <text:p text:style-name="P12">neste caso o NOT, usa o sinal de – em cima do valor, para indicar a negação ou inversão</text:p>
      <text:p text:style-name="P15">BOLINA NO FINAL DO TRIANGULO INDICA DEGAÇÃO</text:p>
      <text:p text:style-name="P12"/>
      <text:p text:style-name="P13">outras portas lógicas fundamentais :</text:p>
      <text:p text:style-name="P14"><text:span text:style-name="T6">A</text:span> porta NOR(não ou) <text:span text:style-name="T7">é usado para negar/inverter o resultado de um OU </text:span></text:p>
      <text:p text:style-name="P14"/>
      <text:p text:style-name="P16">a porta NAND(não e) é usado para negar/inverter o resultado de um E </text:p>
      <text:p text:style-name="P16"/>
      <text:p text:style-name="P18">a porta XOR(ou exclusivo) <text:span text:style-name="T11">é usado para que, somente UMA opção de fato for 1, se for as 2 ele da 0</text:span></text:p>
      <text:p text:style-name="P16"/>
      <text:p text:style-name="P17">símbolos, o <text:span text:style-name="T9">O</text:span><text:span text:style-name="T10">UR</text:span> é curvado a lateral esquerda, o AND é reto essa lateral, <text:span text:style-name="T8">triangulo com bolinha é negação, </text:span><text:span text:style-name="T11">XOR curvado por fora</text:span></text:p>
      <text:p text:style-name="P19">sem ser o triangulo, com bolinha no final é NOUR ou NAND</text:p>
      <text:p text:style-name="P19"/>
      <text:p text:style-name="P20">a porta XNOR (coincidência)</text:p>
      <text:p text:style-name="P20">vai dar um, somente de ambos forem 1 ou 0 </text:p>
      <text:p text:style-name="P20"/>
      <text:p text:style-name="P20"/>
      <text:p text:style-name="P17"/>
      <text:p text:style-name="P17"/>
      <text:p text:style-name="P16"/>
      <text:p text:style-name="P16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2"/>
      <text:p text:style-name="P12"/>
      <text:p text:style-name="P11"/>
      <text:p text:style-name="P11"/>
      <text:p text:style-name="P9"/>
      <text:p text:style-name="P9"/>
      <text:p text:style-name="P7"/>
      <text:p text:style-name="P5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8T08:08:50.996000000</meta:creation-date>
    <dc:date>2024-01-08T13:40:30.653000000</dc:date>
    <meta:editing-duration>PT5H31M26S</meta:editing-duration>
    <meta:editing-cycles>32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29" meta:word-count="300" meta:character-count="1588" meta:non-whitespace-character-count="1297"/>
  </office:meta>
</office:document-meta>
</file>